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Respons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.get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bagoResponse.getBuffered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bagoResponse.setBuffe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Response.setContentTyp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.TobagoResponse( HttpServletResponse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